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74cm" fo:margin-left="0.448cm" table:align="left"/>
    </style:style>
    <style:style style:name="Таблица1.A" style:family="table-column">
      <style:table-column-properties style:column-width="12.171cm"/>
    </style:style>
    <style:style style:name="Таблица1.B" style:family="table-column">
      <style:table-column-properties style:column-width="5.40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64fbf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64fbf" officeooo:paragraph-rsid="00064fbf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indent="0cm" style:auto-text-indent="false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4pt" officeooo:rsid="00064fbf" officeooo:paragraph-rsid="00064fbf" style:font-size-asian="14pt" style:font-size-complex="14pt"/>
    </style:style>
    <style:style style:name="P7" style:family="paragraph" style:parent-style-name="Table_20_Contents">
      <style:paragraph-properties fo:margin-left="0.243cm" fo:margin-right="0.353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8" style:family="paragraph" style:parent-style-name="Table_20_Contents">
      <style:paragraph-properties fo:margin-left="0.176cm" fo:margin-right="0.088cm" fo:line-height="150%" fo:text-align="center" style:justify-single-word="false" fo:text-indent="0cm" style:auto-text-indent="false" text:number-lines="false" text:line-number="0"/>
      <style:text-properties fo:font-size="14pt" officeooo:rsid="0007b988" officeooo:paragraph-rsid="0007b988" style:font-size-asian="14pt" style:font-size-complex="14pt"/>
    </style:style>
    <style:style style:name="P9" style:family="paragraph" style:parent-style-name="Table_20_Contents">
      <style:paragraph-properties fo:margin-left="0.243cm" fo:margin-right="0.332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size="14pt" fo:language="en" fo:country="US" officeooo:rsid="00064fbf" style:font-size-asian="12.25pt" style:font-size-complex="14pt"/>
    </style:style>
    <style:style style:name="T3" style:family="text">
      <style:text-properties fo:font-size="14pt" fo:language="ru" fo:country="RU" officeooo:rsid="00064fbf" style:font-size-asian="12.25pt" style:font-size-complex="14pt"/>
    </style:style>
    <style:style style:name="T4" style:family="text">
      <style:text-properties fo:font-size="14pt" fo:language="ru" fo:country="RU" officeooo:rsid="00064fbf" style:font-size-asian="14pt" style:font-size-complex="14pt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96f77"/>
    </style:style>
    <style:style style:name="T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8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8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8">№ </text:span><text:span text:style-name="T8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8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8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8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9">20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10">КР-АПИ(Ф)НГТУ-210200.65-(АВР09-1)-08-13</text:span></text:p>
          </draw:text-box>
        </draw:frame>
      </draw:g>
      <text:p text:style-name="P5"/>
      <text:p text:style-name="P4"><text:tab/><text:span text:style-name="T2">6 </text:span><text:span text:style-name="T3">Разработка конструкции МСБ</text:span></text:p>
      <text:p text:style-name="P1"><text:span text:style-name="T3"><text:tab/>Защита микросборки от внешних воздействий осуществляется помещением плат с элементами и компонентами в корпус. Исходя из ТЗ и предварительно произведенных расчетов выбираем стандартный корпус </text:span><text:span text:style-name="T4">153.15-2 (1206.15-2), параметры которого приведены в таблице 6.1</text:span></text:p>
      <text:p text:style-name="P3">Таблица 6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Параметр</text:p>
          </table:table-cell>
          <table:table-cell table:style-name="Таблица1.B1" office:value-type="string">
            <text:p text:style-name="P6">Значение</text:p>
          </table:table-cell>
        </table:table-row>
        <table:table-row>
          <table:table-cell table:style-name="Таблица1.A2" office:value-type="string">
            <text:p text:style-name="P7">Габаритная длина – <text:span text:style-name="T1">L, </text:span><text:span text:style-name="T5">мм</text:span></text:p>
          </table:table-cell>
          <table:table-cell table:style-name="Таблица1.B2" office:value-type="string">
            <text:p text:style-name="P8">19,5</text:p>
          </table:table-cell>
        </table:table-row>
        <table:table-row>
          <table:table-cell table:style-name="Таблица1.A2" office:value-type="string">
            <text:p text:style-name="P9">Габаритная ширина – <text:span text:style-name="T1">B, </text:span><text:span text:style-name="T5">мм</text:span></text:p>
          </table:table-cell>
          <table:table-cell table:style-name="Таблица1.B2" office:value-type="string">
            <text:p text:style-name="P8">22,0</text:p>
          </table:table-cell>
        </table:table-row>
        <table:table-row>
          <table:table-cell table:style-name="Таблица1.A2" office:value-type="string">
            <text:p text:style-name="P9">Габаритная высота – <text:span text:style-name="T1">H, </text:span><text:span text:style-name="T5">мм</text:span></text:p>
          </table:table-cell>
          <table:table-cell table:style-name="Таблица1.B2" office:value-type="string">
            <text:p text:style-name="P8">5,0</text:p>
          </table:table-cell>
        </table:table-row>
        <table:table-row>
          <table:table-cell table:style-name="Таблица1.A2" office:value-type="string">
            <text:p text:style-name="P9">Полезная высота, <text:span text:style-name="T6">мм</text:span> </text:p>
          </table:table-cell>
          <table:table-cell table:style-name="Таблица1.B2" office:value-type="string">
            <text:p text:style-name="P8">3,0</text:p>
          </table:table-cell>
        </table:table-row>
        <table:table-row>
          <table:table-cell table:style-name="Таблица1.A2" office:value-type="string">
            <text:p text:style-name="P9">Размер монтажной площадки, <text:span text:style-name="T6">мм*мм</text:span></text:p>
          </table:table-cell>
          <table:table-cell table:style-name="Таблица1.B2" office:value-type="string">
            <text:p text:style-name="P8">15*16,5</text:p>
          </table:table-cell>
        </table:table-row>
        <table:table-row>
          <table:table-cell table:style-name="Таблица1.A2" office:value-type="string">
            <text:p text:style-name="P9">Расстояние между выводами – <text:span text:style-name="T6">А, мм</text:span></text:p>
          </table:table-cell>
          <table:table-cell table:style-name="Таблица1.B2" office:value-type="string">
            <text:p text:style-name="P8">17,5</text:p>
          </table:table-cell>
        </table:table-row>
        <table:table-row>
          <table:table-cell table:style-name="Таблица1.A2" office:value-type="string">
            <text:p text:style-name="P9">Расстояние между выводами – <text:span text:style-name="T6">а, мм</text:span></text:p>
          </table:table-cell>
          <table:table-cell table:style-name="Таблица1.B2" office:value-type="string">
            <text:p text:style-name="P8">7,5</text:p>
          </table:table-cell>
        </table:table-row>
        <table:table-row>
          <table:table-cell table:style-name="Таблица1.A2" office:value-type="string">
            <text:p text:style-name="P9">Мощность рассеяния, <text:span text:style-name="T6">Вт</text:span></text:p>
          </table:table-cell>
          <table:table-cell table:style-name="Таблица1.B2" office:value-type="string">
            <text:p text:style-name="P8">1,0</text:p>
          </table:table-cell>
        </table:table-row>
        <table:table-row>
          <table:table-cell table:style-name="Таблица1.A2" office:value-type="string">
            <text:p text:style-name="P9">Масса не более, <text:span text:style-name="T6">г</text:span></text:p>
          </table:table-cell>
          <table:table-cell table:style-name="Таблица1.B2" office:value-type="string">
            <text:p text:style-name="P8">5,1</text:p>
          </table:table-cell>
        </table:table-row>
        <table:table-row>
          <table:table-cell table:style-name="Таблица1.A2" office:value-type="string">
            <text:p text:style-name="P9">Метод герметизации</text:p>
          </table:table-cell>
          <table:table-cell table:style-name="Таблица1.B2" office:value-type="string">
            <text:p text:style-name="P8">Аргонодуговая</text:p>
          </table:table-cell>
        </table:table-row>
      </table:table>
      <text:p text:style-name="P3"/>
      <text:p text:style-name="P2"><text:tab/><text:span text:style-name="T7">Микросхемы клеят на защитный слой и разваривают выводы. Защитный слой в местах сварки стравливают. Нагрев кристаллов и защитного покрытия не выше 85 градусов цельсия. Навесные конденсаторы присоединяют при помощи пайки припоем ПОС-61 ГОСТ 21931–76. Для предотвращения окисления металлов в процессе пайки необходимо использовать флюс ФКСп. Для обеспечения теплового режима необходимо клеить плату к основанию корпуса клеем ВК-9 ОСТ 4Г0.029.004.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3:54.849000000</dc:date>
    <meta:editing-duration>PT24M1S</meta:editing-duration>
    <meta:editing-cycles>9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26" meta:word-count="148" meta:character-count="1055" meta:non-whitespace-character-count="925"/>
  </office:meta>
</office:document-meta>
</file>